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2">
      <style:text-properties fo:language="en" fo:country="US"/>
    </style:style>
    <style:style style:name="P145" style:family="paragraph" style:parent-style-name="Heading_20_2">
      <style:paragraph-properties fo:text-align="justify" style:justify-single-word="false"/>
    </style:style>
    <style:style style:name="P146" style:family="paragraph" style:parent-style-name="Heading_20_3">
      <style:text-properties fo:language="ru" fo:country="RU"/>
    </style:style>
    <style:style style:name="P14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3"/>
      <text:h text:style-name="P14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1">– Нэш, к</text:span>ак называется наш проект?</text:p>
      <text:p text:style-name="P74"><text:span text:style-name="T8">– </text:span><text:span text:style-name="T59">Дайсон.</text:span></text:p>
      <text:p text:style-name="P74"><text:span text:style-name="T8">– </text:span><text:span text:style-name="T59">Сколько тебе лет?</text:span></text:p>
      <text:p text:style-name="P74"><text:span text:style-name="T8">– </text:span><text:span text:style-name="T59">Два года с начала запуска кластера.</text:span></text:p>
      <text:p text:style-name="P74"><text:span text:style-name="T8">– </text:span><text:span text:style-name="T59">Какой сейчас год?</text:span></text:p>
      <text:p text:style-name="P74"><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4"><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4"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4"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6672847353999437331"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text:span><text:soft-page-break/><text:span text:style-name="T78">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4"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4">12.04.1003 А.С.</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5"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text:soft-page-break/>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5"/>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text:soft-page-break/>–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oft-page-break/><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8">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Если так пойдёт и дальше, тут образуется небольшое море. Мы опасаемся, найдём ли мы на месте Наш Дом?</text:p>
      <text:p text:style-name="P53">Я приложил глаз к окуляру подзорной трубы. Края болот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болот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болот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болот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text:soft-page-break/>– Мы выиграли этот раунд.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болот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Болот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грудной пластине панциря красовалась приличных размеров вмятина.</text:p>
      <text:p text:style-name="P53">– Луна, что с тобой? Ты ранена?!!</text:p>
      <text:p text:style-name="P53"><text:soft-page-break/>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ним глазом из гривы. Эпплджек презрительно плюнула вниз, сняла шляпу со шлемом и вытерла пот с головы. Дэш что-то рассказывала, махая копытом. Твайлайт внимательно за ней записывала.</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text:p>
      <text:p text:style-name="P53">– Пришло время для второй части нашей задачи на сегодня! – кивнула нам Луна и первой взошла на борт. – Поможем Анону переправиться в его родной мир.</text:p>
      <text:p text:style-name="P53">Мы с Элементами <text:span text:style-name="T62">Гармонии и Дискордом </text:span>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53"/>
      <text:p text:style-name="P53"/>
      <text:p text:style-name="P53"/>
      <text:p text:style-name="P40">~~~~~</text:p>
      <text:p text:style-name="P40"/>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text:soft-page-break/>«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text:soft-page-break/>–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text:soft-page-break/>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soft-page-break/>~~~~~</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46"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text:soft-page-break/>–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text:soft-page-break/>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text:soft-page-break/>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6"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text:soft-page-break/>–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text:soft-page-break/></text:p>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text:soft-page-break/>–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text:soft-page-break/></text:p>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soft-page-break/>…</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text:soft-page-break/>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2"/>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oft-page-break/><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0">– Привет, Сел.</text:p>
      <text:p text:style-name="P141">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4" text:outline-level="2">2<text:span text:style-name="T1">9</text:span>. Отбытие</text:h>
      <text:p text:style-name="P115">&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text:soft-page-break/>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text:soft-page-break/>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text:soft-page-break/>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9">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text:soft-page-break/>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text:soft-page-break/>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text:soft-page-break/></text:p>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9">.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49">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3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6">Я подозрительно посмотрел на Анакорна.</text:p>
      <text:p text:style-name="P105"><text:span text:style-name="T17">–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soft-page-break/>…</text:p>
      <text:p text:style-name="P105">Факн щит<text:note text:id="ftn15" text:note-class="footnote"><text:note-citation>15</text:note-citation><text:note-body><text:p text:style-name="P137">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text:soft-page-break/>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text:soft-page-break/>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7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text:soft-page-break/>–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33">–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oft-page-break/><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2">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13T00:43:13.54</dc:date>
    <meta:editing-duration>P140DT10H1M42S</meta:editing-duration>
    <meta:editing-cycles>8634</meta:editing-cycles>
    <meta:generator>OpenOffice/4.1.1$Win32 OpenOffice.org_project/411m6$Build-9775</meta:generator>
    <dc:creator>макс </dc:creator>
    <meta:document-statistic meta:table-count="0" meta:image-count="0" meta:object-count="0" meta:page-count="220" meta:paragraph-count="4642" meta:word-count="102220" meta:character-count="649258"/>
  </office:meta>
</office:document-meta>
</file>